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opacity="40%" draw:textarea-horizontal-align="justify" draw:textarea-vertical-align="middle" draw:auto-grow-height="false" draw:shadow-opacity="40%"/>
    </style:style>
    <style:style style:name="gr2" style:family="graphic" style:parent-style-name="standard">
      <style:graphic-properties svg:stroke-color="#000000" draw:fill-color="#0066cc" draw:opacity="60%" draw:textarea-horizontal-align="justify" draw:textarea-vertical-align="middle" draw:auto-grow-height="false" draw:shadow-opacity="60%"/>
    </style:style>
    <style:style style:name="gr3" style:family="graphic" style:parent-style-name="objectwithoutfill">
      <style:graphic-properties svg:stroke-width="0.05cm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ff6600" draw:opacity="60%" draw:textarea-horizontal-align="justify" draw:textarea-vertical-align="middle" draw:auto-grow-height="false" draw:shadow-opacity="60%"/>
    </style:style>
    <style:style style:name="gr5" style:family="graphic" style:parent-style-name="standard">
      <style:graphic-properties svg:stroke-color="#000000" draw:fill-color="#009900" draw:opacity="60%" draw:textarea-horizontal-align="justify" draw:textarea-vertical-align="middle" draw:auto-grow-height="false" draw:shadow-opacity="60%"/>
    </style:style>
    <style:style style:name="gr6" style:family="graphic" style:parent-style-name="objectwithoutfill">
      <style:graphic-properties svg:stroke-width="0.05cm" draw:marker-start-width="0.355cm" draw:marker-end="" draw:marker-end-width="0.1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0pt" style:font-size-complex="10pt"/>
    </style:style>
    <style:style style:name="P3" style:family="paragraph">
      <style:paragraph-properties fo:text-align="center"/>
      <style:text-properties style:font-name="Arial" fo:font-size="9pt" style:font-size-asian="9pt" style:font-size-complex="9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xml:id="id1" draw:id="id1" draw:layer="layout" svg:width="2.8cm" svg:height="0.8cm" svg:x="29.5cm" svg:y="1cm">
            <text:p text:style-name="P1">Início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2" draw:id="id2" draw:layer="layout" svg:width="2.8cm" svg:height="0.8cm" svg:x="29.6cm" svg:y="2.4cm">
            <text:p text:style-name="P2"><text:span text:style-name="T1">(P) Solicar</text:span></text:p>
            <text:p text:style-name="P2"><text:span text:style-name="T1">'an' a 'a0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3" draw:text-style-name="P1" draw:layer="layout" draw:line-skew="-0.101cm" svg:x1="30.9cm" svg:y1="1.8cm" svg:x2="31.35cm" svg:y2="2.4cm" draw:start-shape="id1" draw:start-glue-point="2" draw:end-shape="id2" draw:end-glue-point="4" svg:d="M30900 1800v200h450v400" svg:viewBox="0 0 451 601">
            <text:p/>
          </draw:connector>
          <draw:custom-shape draw:style-name="gr2" draw:text-style-name="P2" xml:id="id3" draw:id="id3" draw:layer="layout" svg:width="2.8cm" svg:height="0.8cm" svg:x="29.402cm" svg:y="3.702cm">
            <text:p text:style-name="P2"><text:span text:style-name="T1">(S) Ler</text:span></text:p>
            <text:p text:style-name="P2"><text:span text:style-name="T1">'an' a 'a0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3" draw:text-style-name="P1" draw:layer="layout" draw:line-skew="-0.102cm" svg:x1="30.65cm" svg:y1="3.2cm" svg:x2="31.152cm" svg:y2="3.702cm" draw:start-shape="id2" draw:start-glue-point="7" draw:end-shape="id3" draw:end-glue-point="4" svg:d="M30650 3200v150h502v352" svg:viewBox="0 0 503 503">
            <text:p/>
          </draw:connector>
          <draw:custom-shape draw:style-name="gr2" draw:text-style-name="P2" xml:id="id4" draw:id="id4" draw:layer="layout" svg:width="2.8cm" svg:height="0.8cm" svg:x="29.4cm" svg:y="5cm">
            <text:p text:style-name="P2"><text:span text:style-name="T1">(P) Solicar</text:span></text:p>
            <text:p text:style-name="P2"><text:span text:style-name="T1">'x0' e 'x1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3" draw:text-style-name="P1" draw:layer="layout" draw:line-skew="-0.053cm" svg:x1="30.452cm" svg:y1="4.502cm" svg:x2="31.15cm" svg:y2="5cm" draw:start-shape="id3" draw:start-glue-point="7" draw:end-shape="id4" draw:end-glue-point="4" svg:d="M30452 4502v197h698v301" svg:viewBox="0 0 699 499">
            <text:p/>
          </draw:connector>
          <draw:custom-shape draw:style-name="gr2" draw:text-style-name="P2" xml:id="id5" draw:id="id5" draw:layer="layout" svg:width="2.8cm" svg:height="0.8cm" svg:x="29.404cm" svg:y="6.204cm">
            <text:p text:style-name="P2"><text:span text:style-name="T1">(S) Ler</text:span></text:p>
            <text:p text:style-name="P2"><text:span text:style-name="T1">'x0' e 'x1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3" draw:text-style-name="P1" draw:layer="layout" draw:line-skew="-0.104cm" svg:x1="30.45cm" svg:y1="5.8cm" svg:x2="31.154cm" svg:y2="6.204cm" draw:start-shape="id4" draw:start-glue-point="7" draw:end-shape="id5" draw:end-glue-point="4" svg:d="M30450 5800v99h704v305" svg:viewBox="0 0 705 405">
            <text:p/>
          </draw:connector>
          <draw:custom-shape draw:style-name="gr2" draw:text-style-name="P2" xml:id="id6" draw:id="id6" draw:layer="layout" svg:width="2.8cm" svg:height="0.8cm" svg:x="29.402cm" svg:y="7.402cm">
            <text:p text:style-name="P2"><text:span text:style-name="T1">(P) Solicar</text:span></text:p>
            <text:p text:style-name="P2"><text:span text:style-name="T1">'E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xml:id="id7" draw:id="id7" draw:layer="layout" svg:width="2.8cm" svg:height="0.8cm" svg:x="29.406cm" svg:y="8.606cm">
            <text:p text:style-name="P2"><text:span text:style-name="T1">(S) Ler</text:span></text:p>
            <text:p text:style-name="P2"><text:span text:style-name="T1">'E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3" draw:text-style-name="P1" draw:layer="layout" draw:line-skew="-0.104cm" svg:x1="30.454cm" svg:y1="7.004cm" svg:x2="31.152cm" svg:y2="7.402cm" draw:start-shape="id5" draw:start-glue-point="7" draw:end-shape="id6" draw:end-glue-point="4" svg:d="M30454 7004v96h698v302" svg:viewBox="0 0 699 399">
            <text:p/>
          </draw:connector>
          <draw:connector draw:style-name="gr3" draw:text-style-name="P1" draw:layer="layout" draw:line-skew="-0.105cm" svg:x1="30.452cm" svg:y1="8.202cm" svg:x2="31.156cm" svg:y2="8.606cm" draw:start-shape="id6" draw:start-glue-point="7" draw:end-shape="id7" draw:end-glue-point="4" svg:d="M30452 8202v98h704v306" svg:viewBox="0 0 705 405">
            <text:p/>
          </draw:connector>
          <draw:custom-shape draw:style-name="gr4" draw:text-style-name="P2" xml:id="id8" draw:id="id8" draw:layer="layout" svg:width="2.8cm" svg:height="0.8cm" svg:x="29.2cm" svg:y="9.9cm">
            <text:p text:style-name="P2"><text:span text:style-name="T1">Calcular f(x0) e</text:span></text:p>
            <text:p text:style-name="P2"><text:span text:style-name="T1">f(x1)</text:span>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line-skew="-0.054cm" svg:x1="30.806cm" svg:y1="9.406cm" svg:x2="30.6cm" svg:y2="9.9cm" draw:start-shape="id7" draw:start-glue-point="8" draw:end-shape="id8" draw:end-glue-point="0" svg:d="M30806 9406v194h-206v300" svg:viewBox="0 0 207 495">
            <text:p/>
          </draw:connector>
          <draw:custom-shape draw:style-name="gr5" draw:text-style-name="P2" xml:id="id9" draw:id="id9" draw:layer="layout" svg:width="2.8cm" svg:height="0.8cm" svg:x="29.2cm" svg:y="11.2cm">
            <text:p text:style-name="P2"><text:span text:style-name="T1">Intervalo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2" xml:id="id12" draw:id="id12" draw:layer="layout" svg:width="2.8cm" svg:height="0.8cm" svg:x="13.001cm" svg:y="12.801cm">
            <text:p text:style-name="P2"><text:span text:style-name="T1">f(x0) &gt; 0 e</text:span></text:p>
            <text:p text:style-name="P2"><text:span text:style-name="T1">f(x1) &lt; 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0" draw:id="id10" draw:layer="layout" svg:width="2.8cm" svg:height="0.8cm" svg:x="24.902cm" svg:y="12.802cm">
            <text:p text:style-name="P2"><text:span text:style-name="T1">f(x0) &lt; 0 e</text:span></text:p>
            <text:p text:style-name="P2"><text:span text:style-name="T1">f(x1) &gt; 0</text:span>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30.6cm" svg:y1="10.7cm" svg:x2="30.6cm" svg:y2="11.2cm" draw:start-shape="id8" draw:start-glue-point="2" draw:end-shape="id9" draw:end-glue-point="4" svg:d="M30600 10700v500" svg:viewBox="0 0 1 501">
            <text:p/>
          </draw:connector>
          <draw:connector draw:style-name="gr3" draw:text-style-name="P1" xml:id="id11" draw:id="id11" draw:layer="layout" svg:x1="29.2cm" svg:y1="11.6cm" svg:x2="26.302cm" svg:y2="12.802cm" draw:start-shape="id9" draw:start-glue-point="5" draw:end-shape="id10" draw:end-glue-point="0" svg:d="M29200 11600h-2898v1202" svg:viewBox="0 0 2899 1203">
            <text:p/>
          </draw:connector>
          <draw:connector draw:style-name="gr3" draw:text-style-name="P1" draw:layer="layout" svg:x1="26.302cm" svg:y1="11.6cm" svg:x2="14.401cm" svg:y2="12.801cm" draw:start-shape="id11" draw:start-glue-point="0" draw:end-shape="id12" draw:end-glue-point="0" svg:d="M26302 11600h-11901v1201" svg:viewBox="0 0 11902 1202">
            <text:p/>
          </draw:connector>
          <draw:custom-shape draw:style-name="gr4" draw:text-style-name="P3" xml:id="id13" draw:id="id13" draw:layer="layout" svg:width="2.8cm" svg:height="0.8cm" svg:x="32.003cm" svg:y="12.803cm">
            <text:p text:style-name="P3"><text:span text:style-name="T2">f(x0) ou f(x1) = 0 ou</text:span></text:p>
            <text:p text:style-name="P3"><text:span text:style-name="T2"><text:s/></text:span><text:span text:style-name="T2">f(x0) ou f(x1) &lt; 'E'</text:span>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32cm" svg:y1="11.6cm" svg:x2="33.403cm" svg:y2="12.803cm" draw:start-shape="id9" draw:start-glue-point="7" draw:end-shape="id13" draw:end-glue-point="0" svg:d="M32000 11600h1403v1203" svg:viewBox="0 0 1404 1204">
            <text:p/>
          </draw:connector>
          <draw:custom-shape draw:style-name="gr2" draw:text-style-name="P2" xml:id="id14" draw:id="id14" draw:layer="layout" svg:width="2.8cm" svg:height="0.8cm" svg:x="32.104cm" svg:y="14.104cm">
            <text:p text:style-name="P2"><text:span text:style-name="T1">(P) 'x0' ou</text:span></text:p>
            <text:p text:style-name="P2"><text:span text:style-name="T1">'x1' raiz(es) <text:s text:c="3"/>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3" draw:text-style-name="P1" draw:layer="layout" draw:line-skew="-0.104cm" svg:x1="33.403cm" svg:y1="13.603cm" svg:x2="33.854cm" svg:y2="14.104cm" draw:start-shape="id13" draw:start-glue-point="2" draw:end-shape="id14" draw:end-glue-point="4" svg:d="M33403 13603v147h451v354" svg:viewBox="0 0 452 502">
            <text:p/>
          </draw:connector>
          <draw:custom-shape draw:style-name="gr4" draw:text-style-name="P2" xml:id="id15" draw:id="id15" draw:layer="layout" svg:width="2.8cm" svg:height="0.8cm" svg:x="24.9cm" svg:y="14cm">
            <text:p text:style-name="P2"><text:span text:style-name="T1">Calcular 'xm' e</text:span></text:p>
            <text:p text:style-name="P2"><text:span text:style-name="T1">f(xm)</text:span>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26.302cm" svg:y1="13.602cm" svg:x2="26.3cm" svg:y2="14cm" draw:start-shape="id10" draw:start-glue-point="2" draw:end-shape="id15" draw:end-glue-point="0" svg:d="M26302 13602v199h-2v199" svg:viewBox="0 0 3 399">
            <text:p/>
          </draw:connector>
          <draw:custom-shape draw:style-name="gr5" draw:text-style-name="P2" xml:id="id16" draw:id="id16" draw:layer="layout" svg:width="2.8cm" svg:height="0.8cm" svg:x="22.402cm" svg:y="16.002cm">
            <text:p text:style-name="P2"><text:span text:style-name="T1">Raíz</text:span></text:p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4" draw:text-style-name="P2" xml:id="id17" draw:id="id17" draw:layer="layout" svg:width="2.8cm" svg:height="0.8cm" svg:x="19.703cm" svg:y="17.601cm">
            <text:p text:style-name="P2"><text:span text:style-name="T1">f(xm) = 0 ou</text:span></text:p>
            <text:p text:style-name="P2"><text:span text:style-name="T1">f(xm) &lt; 'E'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2" xml:id="id18" draw:id="id18" draw:layer="layout" svg:width="2.8cm" svg:height="0.8cm" svg:x="19.704cm" svg:y="18.9cm">
            <text:p text:style-name="P2"><text:span text:style-name="T1">(P) 'xm' é </text:span></text:p>
            <text:p text:style-name="P2"><text:span text:style-name="T1">raizes</text:span></text:p>
            <draw:enhanced-geometry svg:viewBox="0 0 21600 21600" draw:glue-points="?f6 0 10800 ?f8 ?f11 10800 ?f9 21600 10800 ?f10 ?f5 10800" draw:text-areas="?f3 ?f3 ?f4 ?f4" draw:mirror-horizont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3" draw:text-style-name="P1" draw:layer="layout" svg:x1="22.402cm" svg:y1="16.402cm" svg:x2="21.103cm" svg:y2="17.601cm" draw:start-shape="id16" draw:start-glue-point="7" draw:end-shape="id17" draw:end-glue-point="0" svg:d="M22402 16402h-1299v1199" svg:viewBox="0 0 1300 1200">
            <text:p/>
          </draw:connector>
          <draw:connector draw:style-name="gr3" draw:text-style-name="P1" draw:layer="layout" svg:x1="21.103cm" svg:y1="18.401cm" svg:x2="21.104cm" svg:y2="18.9cm" draw:start-shape="id17" draw:start-glue-point="2" draw:end-shape="id18" draw:end-glue-point="5" svg:d="M21103 18401v250h1v249" svg:viewBox="0 0 2 500">
            <text:p/>
          </draw:connector>
          <draw:custom-shape draw:style-name="gr4" draw:text-style-name="P2" xml:id="id19" draw:id="id19" draw:layer="layout" svg:width="2.8cm" svg:height="0.8cm" svg:x="24.202cm" svg:y="17.602cm">
            <text:p text:style-name="P2"><text:span text:style-name="T1">f(xm) &gt; 0</text:span></text:p>
            <draw:enhanced-geometry svg:viewBox="0 0 21600 21600" draw:mirror-horizontal="true" draw:type="rectangle" draw:enhanced-path="M 0 0 L 21600 0 21600 21600 0 21600 0 0 Z N"/>
          </draw:custom-shape>
          <draw:connector draw:style-name="gr3" draw:text-style-name="P1" xml:id="id21" draw:id="id21" draw:layer="layout" svg:x1="25.202cm" svg:y1="16.402cm" svg:x2="25.602cm" svg:y2="17.602cm" draw:start-shape="id16" draw:start-glue-point="5" draw:end-shape="id19" draw:end-glue-point="0" svg:d="M25202 16402h400v1200" svg:viewBox="0 0 401 1201">
            <text:p/>
          </draw:connector>
          <draw:custom-shape draw:style-name="gr4" draw:text-style-name="P2" xml:id="id20" draw:id="id20" draw:layer="layout" svg:width="2.8cm" svg:height="0.8cm" svg:x="24.201cm" svg:y="18.903cm">
            <text:p text:style-name="P2"><text:span text:style-name="T1">x1 = xm</text:span></text:p>
            <draw:enhanced-geometry svg:viewBox="0 0 21600 21600" draw:mirror-horizontal="true" draw:type="rectangle" draw:enhanced-path="M 0 0 L 21600 0 21600 21600 0 21600 0 0 Z N"/>
          </draw:custom-shape>
          <draw:connector draw:style-name="gr3" draw:text-style-name="P1" draw:layer="layout" svg:x1="25.602cm" svg:y1="18.402cm" svg:x2="25.601cm" svg:y2="18.903cm" draw:start-shape="id19" draw:start-glue-point="2" draw:end-shape="id20" draw:end-glue-point="0" svg:d="M25602 18402v251h-1v250" svg:viewBox="0 0 2 502">
            <text:p/>
          </draw:connector>
          <draw:custom-shape draw:style-name="gr4" draw:text-style-name="P2" xml:id="id22" draw:id="id22" draw:layer="layout" svg:width="2.8cm" svg:height="0.8cm" svg:x="27.401cm" svg:y="17.603cm">
            <text:p text:style-name="P2"><text:span text:style-name="T1">f(xm) &lt; 0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2" xml:id="id23" draw:id="id23" draw:layer="layout" svg:width="2.8cm" svg:height="0.8cm" svg:x="27.4cm" svg:y="18.904cm">
            <text:p text:style-name="P2"><text:span text:style-name="T1">x0 = xm</text:span></text:p>
            <draw:enhanced-geometry svg:viewBox="0 0 21600 21600" draw:mirror-horizontal="true" draw:type="rectangle" draw:enhanced-path="M 0 0 L 21600 0 21600 21600 0 21600 0 0 Z N"/>
          </draw:custom-shape>
          <draw:connector draw:style-name="gr3" draw:text-style-name="P1" draw:layer="layout" svg:x1="25.602cm" svg:y1="16.402cm" svg:x2="28.801cm" svg:y2="17.603cm" draw:start-shape="id21" draw:start-glue-point="0" draw:end-shape="id22" draw:end-glue-point="0" svg:d="M25602 16402h3199v1201" svg:viewBox="0 0 3200 1202">
            <text:p/>
          </draw:connector>
          <draw:connector draw:style-name="gr3" draw:text-style-name="P1" draw:layer="layout" svg:x1="28.801cm" svg:y1="18.403cm" svg:x2="28.8cm" svg:y2="18.904cm" draw:start-shape="id22" draw:start-glue-point="2" draw:end-shape="id23" draw:end-glue-point="0" svg:d="M28801 18403v251h-1v250" svg:viewBox="0 0 2 502">
            <text:p/>
          </draw:connector>
          <draw:connector draw:style-name="gr3" draw:text-style-name="P1" draw:layer="layout" svg:x1="26.3cm" svg:y1="14.8cm" svg:x2="23.803cm" svg:y2="16.002cm" draw:start-shape="id15" draw:start-glue-point="2" draw:end-shape="id16" draw:end-glue-point="4" svg:d="M26300 14800v601h-2497v601" svg:viewBox="0 0 2498 1203">
            <text:p/>
          </draw:connector>
          <draw:connector draw:style-name="gr6" draw:text-style-name="P1" xml:id="id25" draw:id="id25" draw:layer="layout" draw:line-skew="1.795cm" svg:x1="28.8cm" svg:y1="19.704cm" svg:x2="32.279cm" svg:y2="18.33cm" draw:start-shape="id23" draw:start-glue-point="2" draw:end-shape="id24" draw:end-glue-point="2" svg:d="M28800 19704v2296h3479v-3670" svg:viewBox="0 0 3480 3671">
            <text:p/>
          </draw:connector>
          <draw:connector draw:style-name="gr3" draw:text-style-name="P1" xml:id="id24" draw:id="id24" draw:layer="layout" svg:x1="32.279cm" svg:y1="18.33cm" svg:x2="30.6cm" svg:y2="12cm" draw:end-shape="id9" draw:end-glue-point="6" svg:d="M32279 18330v-2914h-1679v-3416" svg:viewBox="0 0 1680 6331">
            <text:p/>
          </draw:connector>
          <draw:connector draw:style-name="gr6" draw:text-style-name="P1" draw:layer="layout" draw:line-skew="-0.525cm" svg:x1="25.601cm" svg:y1="19.703cm" svg:x2="30.539cm" svg:y2="22cm" draw:start-shape="id20" draw:start-glue-point="2" draw:end-shape="id25" draw:end-glue-point="0" svg:d="M25601 19703v2297h4938" svg:viewBox="0 0 4939 2298">
            <text:p/>
          </draw:connector>
          <draw:custom-shape draw:style-name="gr4" draw:text-style-name="P2" xml:id="id34" draw:id="id34" draw:layer="layout" svg:width="2.8cm" svg:height="0.8cm" svg:x="13.001cm" svg:y="14.001cm">
            <text:p text:style-name="P2"><text:span text:style-name="T1">Calcular 'xm' e</text:span></text:p>
            <text:p text:style-name="P2"><text:span text:style-name="T1">f(xm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26" draw:id="id26" draw:layer="layout" svg:width="2.8cm" svg:height="0.8cm" svg:x="10.503cm" svg:y="16.003cm">
            <text:p text:style-name="P2"><text:span text:style-name="T1">Raíz</text:span></text:p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4" draw:text-style-name="P2" xml:id="id27" draw:id="id27" draw:layer="layout" svg:width="2.8cm" svg:height="0.8cm" svg:x="7.804cm" svg:y="17.602cm">
            <text:p text:style-name="P2"><text:span text:style-name="T1">f(xm) = 0 ou</text:span></text:p>
            <text:p text:style-name="P2"><text:span text:style-name="T1">f(xm) &lt; 'E'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2" xml:id="id28" draw:id="id28" draw:layer="layout" svg:width="2.8cm" svg:height="0.8cm" svg:x="7.805cm" svg:y="18.901cm">
            <text:p text:style-name="P2"><text:span text:style-name="T1">(P) 'xm' é </text:span></text:p>
            <text:p text:style-name="P2"><text:span text:style-name="T1">raizes</text:span></text:p>
            <draw:enhanced-geometry svg:viewBox="0 0 21600 21600" draw:glue-points="?f6 0 10800 ?f8 ?f11 10800 ?f9 21600 10800 ?f10 ?f5 10800" draw:text-areas="?f3 ?f3 ?f4 ?f4" draw:mirror-horizont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3" draw:text-style-name="P1" draw:layer="layout" svg:x1="10.503cm" svg:y1="16.403cm" svg:x2="9.204cm" svg:y2="17.602cm" draw:start-shape="id26" draw:start-glue-point="7" draw:end-shape="id27" draw:end-glue-point="0" svg:d="M10503 16403h-1299v1199" svg:viewBox="0 0 1300 1200">
            <text:p/>
          </draw:connector>
          <draw:connector draw:style-name="gr3" draw:text-style-name="P1" draw:layer="layout" svg:x1="9.204cm" svg:y1="18.402cm" svg:x2="9.205cm" svg:y2="18.901cm" draw:start-shape="id27" draw:start-glue-point="2" draw:end-shape="id28" draw:end-glue-point="5" svg:d="M9204 18402v250h1v249" svg:viewBox="0 0 2 500">
            <text:p/>
          </draw:connector>
          <draw:custom-shape draw:style-name="gr4" draw:text-style-name="P2" xml:id="id29" draw:id="id29" draw:layer="layout" svg:width="2.8cm" svg:height="0.8cm" svg:x="12.303cm" svg:y="17.603cm">
            <text:p text:style-name="P2"><text:span text:style-name="T1">f(xm) &gt; 0</text:span></text:p>
            <draw:enhanced-geometry svg:viewBox="0 0 21600 21600" draw:mirror-horizontal="true" draw:type="rectangle" draw:enhanced-path="M 0 0 L 21600 0 21600 21600 0 21600 0 0 Z N"/>
          </draw:custom-shape>
          <draw:connector draw:style-name="gr3" draw:text-style-name="P1" xml:id="id31" draw:id="id31" draw:layer="layout" svg:x1="13.303cm" svg:y1="16.403cm" svg:x2="13.703cm" svg:y2="17.603cm" draw:start-shape="id26" draw:start-glue-point="5" draw:end-shape="id29" draw:end-glue-point="0" svg:d="M13303 16403h400v1200" svg:viewBox="0 0 401 1201">
            <text:p/>
          </draw:connector>
          <draw:custom-shape draw:style-name="gr4" draw:text-style-name="P2" xml:id="id30" draw:id="id30" draw:layer="layout" svg:width="2.8cm" svg:height="0.8cm" svg:x="12.302cm" svg:y="18.904cm">
            <text:p text:style-name="P2"><text:span text:style-name="T1">x0 = xm</text:span></text:p>
            <draw:enhanced-geometry svg:viewBox="0 0 21600 21600" draw:mirror-horizontal="true" draw:type="rectangle" draw:enhanced-path="M 0 0 L 21600 0 21600 21600 0 21600 0 0 Z N"/>
          </draw:custom-shape>
          <draw:connector draw:style-name="gr3" draw:text-style-name="P1" draw:layer="layout" svg:x1="13.703cm" svg:y1="18.403cm" svg:x2="13.702cm" svg:y2="18.904cm" draw:start-shape="id29" draw:start-glue-point="2" draw:end-shape="id30" draw:end-glue-point="0" svg:d="M13703 18403v251h-1v250" svg:viewBox="0 0 2 502">
            <text:p/>
          </draw:connector>
          <draw:custom-shape draw:style-name="gr4" draw:text-style-name="P2" xml:id="id32" draw:id="id32" draw:layer="layout" svg:width="2.8cm" svg:height="0.8cm" svg:x="15.502cm" svg:y="17.604cm">
            <text:p text:style-name="P2"><text:span text:style-name="T1">f(xm) &lt; 0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2" xml:id="id33" draw:id="id33" draw:layer="layout" svg:width="2.8cm" svg:height="0.8cm" svg:x="15.501cm" svg:y="18.905cm">
            <text:p text:style-name="P2"><text:span text:style-name="T1">x1 = xm</text:span></text:p>
            <draw:enhanced-geometry svg:viewBox="0 0 21600 21600" draw:mirror-horizontal="true" draw:type="rectangle" draw:enhanced-path="M 0 0 L 21600 0 21600 21600 0 21600 0 0 Z N"/>
          </draw:custom-shape>
          <draw:connector draw:style-name="gr3" draw:text-style-name="P1" draw:layer="layout" svg:x1="13.703cm" svg:y1="16.403cm" svg:x2="16.902cm" svg:y2="17.604cm" draw:start-shape="id31" draw:start-glue-point="0" draw:end-shape="id32" draw:end-glue-point="0" svg:d="M13703 16403h3199v1201" svg:viewBox="0 0 3200 1202">
            <text:p/>
          </draw:connector>
          <draw:connector draw:style-name="gr3" draw:text-style-name="P1" draw:layer="layout" svg:x1="16.902cm" svg:y1="18.404cm" svg:x2="16.901cm" svg:y2="18.905cm" draw:start-shape="id32" draw:start-glue-point="2" draw:end-shape="id33" draw:end-glue-point="0" svg:d="M16902 18404v251h-1v250" svg:viewBox="0 0 2 502">
            <text:p/>
          </draw:connector>
          <draw:connector draw:style-name="gr3" draw:text-style-name="P1" draw:layer="layout" svg:x1="14.401cm" svg:y1="14.801cm" svg:x2="11.904cm" svg:y2="16.003cm" draw:start-shape="id34" draw:start-glue-point="2" draw:end-shape="id26" draw:end-glue-point="4" svg:d="M14401 14801v601h-2497v601" svg:viewBox="0 0 2498 1203">
            <text:p/>
          </draw:connector>
          <draw:connector draw:style-name="gr3" draw:text-style-name="P1" draw:layer="layout" svg:x1="14.401cm" svg:y1="13.601cm" svg:x2="14.401cm" svg:y2="14.001cm" draw:start-shape="id12" draw:start-glue-point="2" draw:end-shape="id34" draw:end-glue-point="0" svg:d="M14401 13601v400" svg:viewBox="0 0 1 401">
            <text:p/>
          </draw:connector>
          <draw:connector draw:style-name="gr6" draw:text-style-name="P1" xml:id="id35" draw:id="id35" draw:layer="layout" draw:line-skew="-0.525cm" svg:x1="16.901cm" svg:y1="19.705cm" svg:x2="30.539cm" svg:y2="22cm" draw:start-shape="id33" draw:start-glue-point="2" draw:end-shape="id25" draw:end-glue-point="0" svg:d="M16901 19705v2295h13638" svg:viewBox="0 0 13639 2296">
            <text:p/>
          </draw:connector>
          <draw:connector draw:style-name="gr6" draw:text-style-name="P1" draw:layer="layout" draw:line-skew="-0.525cm" svg:x1="13.702cm" svg:y1="19.704cm" svg:x2="23.72cm" svg:y2="22cm" draw:start-shape="id30" draw:start-glue-point="2" draw:end-shape="id35" draw:end-glue-point="0" svg:d="M13702 19704v2296h10018" svg:viewBox="0 0 10019 2297">
            <text:p/>
          </draw:connector>
          <draw:custom-shape draw:style-name="gr7" draw:text-style-name="P1" xml:id="id36" draw:id="id36" draw:layer="layout" svg:width="0.8cm" svg:height="0.8cm" svg:x="20.7cm" svg:y="2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8.855cm" svg:y1="19.701cm" svg:x2="20.7cm" svg:y2="24.3cm" draw:start-shape="id28" draw:start-glue-point="7" draw:end-shape="id36" draw:end-glue-point="6" svg:d="M8855 19701v4599h11845" svg:viewBox="0 0 11846 4600">
            <text:p/>
          </draw:connector>
          <draw:connector draw:style-name="gr3" draw:text-style-name="P1" draw:layer="layout" svg:x1="21.104cm" svg:y1="19.7cm" svg:x2="21.1cm" svg:y2="23.9cm" draw:start-shape="id18" draw:start-glue-point="8" draw:end-shape="id36" draw:end-glue-point="4" svg:d="M21104 19700v2101h-4v2099" svg:viewBox="0 0 5 4201">
            <text:p/>
          </draw:connector>
          <draw:connector draw:style-name="gr3" draw:text-style-name="P1" draw:layer="layout" svg:x1="33.504cm" svg:y1="14.904cm" svg:x2="21.5cm" svg:y2="24.3cm" draw:start-shape="id14" draw:start-glue-point="8" draw:end-shape="id36" draw:end-glue-point="10" svg:d="M33504 14904v9396h-12004" svg:viewBox="0 0 12005 9397">
            <text:p/>
          </draw:connector>
          <draw:custom-shape draw:style-name="gr1" draw:text-style-name="P1" xml:id="id37" draw:id="id37" draw:layer="layout" svg:width="2.8cm" svg:height="0.8cm" svg:x="19.7cm" svg:y="26cm">
            <text:p text:style-name="P1">Fim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svg:x1="21.1cm" svg:y1="24.7cm" svg:x2="21.1cm" svg:y2="26cm" draw:start-shape="id36" draw:start-glue-point="8" draw:end-shape="id37" draw:end-glue-point="0" svg:d="M21100 24700v1300" svg:viewBox="0 0 1 13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9T12:46:04.859396044</meta:creation-date>
    <dc:date>2014-09-09T13:30:59.528639512</dc:date>
    <meta:editing-duration>PT13M57S</meta:editing-duration>
    <meta:editing-cycles>1</meta:editing-cycles>
    <meta:document-statistic meta:object-count="69"/>
    <meta:generator>LibreOffice/4.2.3.3$Linux_X86_64 LibreOffice_project/420m0$Build-3</meta:generator>
  </office:meta>
</office:document-meta>
</file>